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b4443f8-7fff-28db-9115-f3e4e3bb7cea"/>My father is a negotiator when there are conflicts and small fights in my village, He always steps forward to stop them and he can persuade people through his communication skills. He always first listen to each and everyone’s opinion, he listens to everyone that is why all the people in my village listen and respect him. He has solved more than 34 murder cases and he always guides us to improve our interpersonal communication skills so that we can easily adjust to any environment. </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2:40:34.689622821</meta:creation-date>
    <dc:date>2021-05-04T12:42:52.877208801</dc:date>
    <meta:editing-duration>PT2M20S</meta:editing-duration>
    <meta:editing-cycles>1</meta:editing-cycles>
    <meta:document-statistic meta:table-count="0" meta:image-count="0" meta:object-count="0" meta:page-count="1" meta:paragraph-count="2" meta:word-count="85" meta:character-count="488" meta:non-whitespace-character-count="402"/>
    <meta:generator>LibreOffice/6.4.6.2$Linux_X86_64 LibreOffice_project/40$Build-2</meta:generator>
  </office:meta>
</office:document-meta>
</file>